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BIZ UDGothic" svg:font-family="'BIZ UDGothic'" style:font-family-generic="swiss" style:font-pitch="variable"/>
    <style:font-face style:name="BIZ UDGothic1" svg:font-family="'BIZ UDGothic'" style:font-family-generic="swiss" style:font-pitch="fixed"/>
    <style:font-face style:name="BIZ UDPGothic" svg:font-family="'BIZ UDPGothic'" style:font-family-generic="swiss" style:font-pitch="fixed"/>
    <style:font-face style:name="BIZ UDPGothic1" svg:font-family="'BIZ UDPGothic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JP" svg:font-family="'Noto Sans JP'" style:font-family-generic="swiss" style:font-pitch="variable"/>
    <style:font-face style:name="Noto Sans JP1" svg:font-family="'Noto Sans JP'" style:font-family-generic="system" style:font-pitch="variable"/>
    <style:font-face style:name="Tahoma" svg:font-family="Tahoma" style:font-family-generic="system" style:font-pitch="variable"/>
    <style:font-face style:name="游ゴシック体" svg:font-family="游ゴシック体" style:font-family-generic="swiss" style:font-pitch="variable"/>
    <style:font-face style:name="游ゴシック体1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wiss" style:font-pitch="variable"/>
    <style:font-face style:name="游明朝体2" svg:font-family="游明朝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textarea-vertical-align="top" draw:auto-grow-height="true" fo:min-height="8.47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356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2cm" fo:margin-bottom="0cm" fo:text-align="start" style:writing-mode="lr-tb"/>
      <style:text-properties style:font-name="BIZ UDPGothic1" fo:font-size="80pt" style:font-name-asian="BIZ UDPGothic1" style:font-size-asian="80pt" style:font-size-complex="8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 style:writing-mode="lr-tb"/>
    </style:style>
    <style:style style:name="P4" style:family="paragraph">
      <style:paragraph-properties style:writing-mode="lr-tb"/>
      <style:text-properties style:font-name="BIZ UDPGothic1" fo:font-size="32pt" style:font-name-asian="BIZ UDPGothic1" style:font-size-asian="32pt" style:font-size-complex="32pt"/>
    </style:style>
    <style:style style:name="P5" style:family="paragraph">
      <style:paragraph-properties style:writing-mode="lr-tb"/>
      <style:text-properties style:font-name="BIZ UDGothic1" style:font-name-asian="BIZ UDGothic1"/>
    </style:style>
    <style:style style:name="P6" style:family="paragraph">
      <style:paragraph-properties style:writing-mode="lr-tb"/>
      <style:text-properties style:font-name="BIZ UDGothic1" fo:font-size="32pt" style:font-name-asian="BIZ UDGothic1" style:font-size-asian="32pt" style:font-size-complex="3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BIZ UDPGothic1" fo:font-size="32pt" style:font-name-asian="BIZ UDPGothic1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7.1cm" svg:height="8.473cm" svg:x="0.55cm" svg:y="0.2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56cm" svg:x="1.5cm" svg:y="0cm" presentation:class="title" presentation:user-transformed="true">
          <draw:text-box>
            <text:p text:style-name="P3"><text:span text:style-name="T1">はじめに</text:span></text:p>
          </draw:text-box>
        </draw:frame>
        <draw:frame presentation:style-name="pr4" draw:text-style-name="P5" draw:layer="layout" svg:width="25.199cm" svg:height="11.315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56cm" svg:x="1.5cm" svg:y="0cm" presentation:class="title" presentation:user-transformed="true">
          <draw:text-box>
            <text:p text:style-name="P3"><text:span text:style-name="T1">まとめ</text:span></text:p>
          </draw:text-box>
        </draw:frame>
        <draw:frame presentation:style-name="pr4" draw:text-style-name="P6" draw:layer="layout" svg:width="25.199cm" svg:height="10.815cm" svg:x="1.4cm" svg:y="3.1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BIZ UDGothic" svg:font-family="'BIZ UDGothic'" style:font-family-generic="swiss" style:font-pitch="variable"/>
    <style:font-face style:name="BIZ UDGothic1" svg:font-family="'BIZ UDGothic'" style:font-family-generic="swiss" style:font-pitch="fixed"/>
    <style:font-face style:name="BIZ UDPGothic" svg:font-family="'BIZ UDPGothic'" style:font-family-generic="swiss" style:font-pitch="fixed"/>
    <style:font-face style:name="BIZ UDPGothic1" svg:font-family="'BIZ UDPGothic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JP" svg:font-family="'Noto Sans JP'" style:font-family-generic="swiss" style:font-pitch="variable"/>
    <style:font-face style:name="Noto Sans JP1" svg:font-family="'Noto Sans JP'" style:font-family-generic="system" style:font-pitch="variable"/>
    <style:font-face style:name="Tahoma" svg:font-family="Tahoma" style:font-family-generic="system" style:font-pitch="variable"/>
    <style:font-face style:name="游ゴシック体" svg:font-family="游ゴシック体" style:font-family-generic="swiss" style:font-pitch="variable"/>
    <style:font-face style:name="游ゴシック体1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wiss" style:font-pitch="variable"/>
    <style:font-face style:name="游明朝体2" svg:font-family="游明朝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体" fo:font-size="24pt" fo:language="en" fo:country="US" style:font-name-asian="游明朝体2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体1" style:font-family-asian="游ゴシック体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体1" style:font-family-asian="游ゴシック体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28313e" loext:opacity="100%" loext:color-lum-mod="100%" loext:color-lum-off="0%" style:text-outline="false" style:text-line-through-style="none" style:text-line-through-type="none" style:font-name="BIZ UDGothic1" fo:font-family="'BIZ UDGothic'" style:font-family-generic="swiss" style:font-pitch="fixed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color="#28313e" loext:opacity="100%" loext:color-lum-mod="100%" loext:color-lum-off="0%" style:font-name="BIZ UDGothic1" fo:font-family="'BIZ UDGothic'" style:font-family-generic="swiss" style:font-pitch="fixed"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color="#28313e" loext:opacity="100%" loext:color-lum-mod="100%" loext:color-lum-off="0%" style:font-name="BIZ UDGothic1" fo:font-family="'BIZ UDGothic'" style:font-family-generic="swiss" style:font-pitch="fixed"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color="#28313e" loext:opacity="100%" loext:color-lum-mod="100%" loext:color-lum-off="0%" style:font-name="BIZ UDGothic1" fo:font-family="'BIZ UDGothic'" style:font-family-generic="swiss" style:font-pitch="fixed"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color="#28313e" loext:opacity="100%" loext:color-lum-mod="100%" loext:color-lum-off="0%" style:font-name="BIZ UDGothic1" fo:font-family="'BIZ UDGothic'" style:font-family-generic="swiss" style:font-pitch="fixed"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color="#28313e" loext:opacity="100%" loext:color-lum-mod="100%" loext:color-lum-off="0%" style:font-name="BIZ UDGothic1" fo:font-family="'BIZ UDGothic'" style:font-family-generic="swiss" style:font-pitch="fixed"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color="#28313e" loext:opacity="100%" loext:color-lum-mod="100%" loext:color-lum-off="0%" style:font-name="BIZ UDGothic1" fo:font-family="'BIZ UDGothic'" style:font-family-generic="swiss" style:font-pitch="fixed"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BIZ UDGothic1" fo:font-family="'BIZ UDGothic'" style:font-family-generic="swiss" style:font-pitch="fixed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体1" style:font-family-asian="游ゴシック体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28313e" loext:opacity="100%" loext:color-lum-mod="100%" loext:color-lum-off="0%" style:text-outline="false" style:text-line-through-style="none" style:text-line-through-type="none" style:font-name="BIZ UDGothic1" fo:font-family="'BIZ UDGothic'" style:font-family-generic="swiss" style:font-pitch="fixed" fo:font-size="32pt" fo:font-style="normal" fo:text-shadow="none" style:text-underline-style="none" fo:font-weight="normal" style:letter-kerning="true" fo:background-color="transparent" style:font-name-asian="游ゴシック体1" style:font-family-asian="游ゴシック体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28313e" loext:opacity="100%" loext:color-lum-mod="100%" loext:color-lum-off="0%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28313e" loext:opacity="100%" loext:color-lum-mod="100%" loext:color-lum-off="0%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28313e" loext:opacity="100%" loext:color-lum-mod="100%" loext:color-lum-off="0%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28313e" loext:opacity="100%" loext:color-lum-mod="100%" loext:color-lum-off="0%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28313e" loext:opacity="100%" loext:color-lum-mod="100%" loext:color-lum-off="0%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28313e" loext:opacity="100%" loext:color-lum-mod="100%" loext:color-lum-off="0%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体1" style:font-family-asian="游ゴシック体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BIZ UDGothic1" fo:font-family="'BIZ UDGothic'" style:font-family-generic="swiss" style:font-pitch="fixed" fo:font-size="20pt" fo:font-style="normal" fo:text-shadow="none" style:text-underline-style="none" fo:font-weight="bold" style:letter-kerning="true" fo:background-color="transparent" style:font-name-asian="游ゴシック体1" style:font-family-asian="游ゴシック体" style:font-family-generic-asian="system" style:font-pitch-asian="variable" style:font-size-asian="20pt" style:font-style-asian="normal" style:font-weight-asian="bold" style:font-name-complex="Arial Unicode MS" style:font-family-complex="'Arial Unicode MS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1" style:font-family-asian="'Noto Sans JP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1" style:font-family-asian="'Noto Sans JP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1" style:font-family-asian="'Noto Sans JP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BIZ UDGothic1" fo:font-family="'BIZ UDGothic'" style:font-family-generic="swiss" style:font-pitch="fixed" fo:font-size="20pt" fo:font-style="normal" fo:text-shadow="none" style:text-underline-style="none" fo:font-weight="normal" style:letter-kerning="true" fo:background-color="transparent" style:font-name-asian="Noto Sans JP1" style:font-family-asian="'Noto Sans JP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-color="#435168" draw:textarea-vertical-align="middle" draw:auto-grow-height="false" fo:min-height="9.5cm" fo:min-width="28cm"/>
    </style:style>
    <style:style style:name="Mgr4" style:family="graphic" style:parent-style-name="standard">
      <style:graphic-properties draw:stroke="none" draw:fill-color="#435168" draw:textarea-vertical-align="middle" draw:auto-grow-height="false" fo:min-height="2.5cm" fo:min-width="28cm"/>
    </style:style>
    <style:style style:name="Mgr5" style:family="graphic" style:parent-style-name="standard">
      <style:graphic-properties draw:stroke="none" draw:fill-color="#435168" draw:textarea-vertical-align="middle" draw:auto-grow-height="false" fo:min-height="1.25cm" fo:min-width="27.5cm"/>
    </style:style>
    <style:style style:name="Mpr1" style:family="presentation" style:parent-style-name="Title-title">
      <style:graphic-properties draw:auto-grow-height="false" fo:min-height="2.63cm"/>
      <style:paragraph-properties style:writing-mode="lr-tb"/>
    </style:style>
    <style:style style:name="Mpr2" style:family="presentation" style:parent-style-name="Title-outline1">
      <style:graphic-properties fo:min-height="9.13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outline1">
      <style:graphic-properties fo:min-height="9.13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435168"/>
      <style:paragraph-properties fo:text-align="center"/>
    </style:style>
    <style:style style:name="MP6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style-name="Mgr3" draw:text-style-name="MP5" draw:layer="backgroundobjects" svg:width="28cm" svg:height="9.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6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style-name="Mgr4" draw:text-style-name="MP5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356cm" svg:x="1.5cm" svg:y="0cm" presentation:class="title" presentation:placeholder="true">
        <draw:text-box/>
      </draw:frame>
      <draw:frame presentation:style-name="Mpr5" draw:text-style-name="MP6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custom-shape draw:style-name="Mgr5" draw:text-style-name="MP5" draw:layer="backgroundobjects" svg:width="28cm" svg:height="1.5cm" svg:x="0cm" svg:y="0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199cm" svg:height="1.372cm" svg:x="1.4cm" svg:y="0.028cm" presentation:class="titl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00:01:15.323345676</meta:creation-date>
    <meta:editing-duration>P3DT14H39M25S</meta:editing-duration>
    <meta:editing-cycles>459</meta:editing-cycles>
    <meta:generator>LibreOffice/7.4.3.2$MacOSX_X86_64 LibreOffice_project/1048a8393ae2eeec98dff31b5c133c5f1d08b890</meta:generator>
    <dc:title>for movie</dc:title>
    <dc:date>2023-01-26T10:30:14.694918978</dc:date>
    <meta:document-statistic meta:object-count="48"/>
    <meta:template xlink:type="simple" xlink:actuate="onRequest" xlink:title="for movie" xlink:href="../../../../Library/Application%20Support/LibreOffice/4/user/template/for%20movie1.otp" meta:date="2022-11-21T00:01:14.281196281"/>
  </office:meta>
</office:document-meta>
</file>